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88785"/>
    </style:style>
    <style:style style:name="T2" style:family="text">
      <style:text-properties officeooo:rsid="000a0e9d"/>
    </style:style>
    <style:style style:name="T3" style:family="text">
      <style:text-properties style:text-line-through-style="none" style:text-line-through-type="none" officeooo:rsid="000b84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Commentaire In104</text:span></text:p>
      <text:p text:style-name="Standard"/>
      <text:p text:style-name="Standard">- <text:span text:style-name="T1">on a fait un tableau pour le dictionnaire au départ, jusqu’à se rendre compte que c’etait nul</text:span></text:p>
      <text:p text:style-name="Standard">- <text:span text:style-name="T1">on se sert de scanf(’%s’) plutôt que de scanf(‘%5c’) pour en profiter pour dire à l’utilisateur pourquoi ca marche pas plutôt que de le laisser dans l’inconnu</text:span></text:p>
      <text:p text:style-name="Standard">-<text:span text:style-name="T2">Problème sur l’initialisation, il faut d’abord initialiser la mémoire avant de modifier</text:span></text:p>
      <text:p text:style-name="Standard"><text:span text:style-name="T3">-On utilisait la fonction mot_valide pour vérifier que le mot choisi dans le dico faisait bien 5 lettres, mais en fait ça nous faisait relire le dictionnaire à chaque fois, ce qui prenait bcp de temps sans raison, c’était bien mieux de recoder les qques lignes pour vérifier la taille du mot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5:57:56.549172718</meta:creation-date>
    <dc:date>2022-04-19T16:25:17.663833657</dc:date>
    <meta:editing-duration>PT1H17M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112" meta:character-count="653" meta:non-whitespace-character-count="544"/>
  </office:meta>
</office:document-meta>
</file>